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12.497cm" style:use-optimal-column-width="false"/>
    </style:style>
    <style:style style:name="co2" style:family="table-column">
      <style:table-column-properties style:column-width="12.502cm" style:use-optimal-column-width="false"/>
    </style:style>
    <style:style style:name="ro1" style:family="table-row">
      <style:table-row-properties style:row-height="1.039cm" style:use-optimal-row-height="false"/>
    </style:style>
    <style:style style:name="ro2" style:family="table-row">
      <style:table-row-properties style:row-height="1.766cm" style:use-optimal-row-height="false"/>
    </style:style>
    <style:style style:name="ro3" style:family="table-row">
      <style:table-row-properties style:row-height="1.142cm" style:use-optimal-row-height="false"/>
    </style:style>
    <style:style style:name="ro4" style:family="table-row">
      <style:table-row-properties style:row-height="1.66cm" style:use-optimal-row-height="false"/>
    </style:style>
    <style:style style:name="ro5" style:family="table-row">
      <style:table-row-properties style:row-height="0.988cm" style:use-optimal-row-height="false"/>
    </style:style>
    <style:style style:name="ro6" style:family="table-row">
      <style:table-row-properties style:row-height="2.157cm" style:use-optimal-row-height="false"/>
    </style:style>
    <style:style style:name="ro7" style:family="table-row">
      <style:table-row-properties style:row-height="1.451cm" style:use-optimal-row-height="false"/>
    </style:style>
    <style:style style:name="ro8" style:family="table-row">
      <style:table-row-properties style:row-height="1.031cm" style:use-optimal-row-height="false"/>
    </style:style>
    <style:style style:name="ce1" style:family="table-cell">
      <style:text-properties fo:font-size="14pt" fo:background-color="transparent" style:font-size-asian="14pt" style:font-size-complex="14pt"/>
    </style:style>
    <style:style style:name="ce2" style:family="table-cell">
      <style:paragraph-properties fo:margin-top="0cm" fo:margin-bottom="0.283cm"/>
      <style:text-properties fo:font-size="14pt" fo:background-color="transparent" style:font-size-asian="14pt" style:font-size-complex="14pt"/>
    </style:style>
    <style:style style:name="ce3" style:family="table-cell"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>
      <style:paragraph-properties fo:margin-top="0cm" fo:margin-bottom="0.283cm"/>
      <style:text-properties fo:font-size="14pt" style:font-size-asian="14pt" style:font-size-complex="14pt"/>
    </style:style>
    <style:style style:name="ce5" style:family="table-cell">
      <style:text-properties fo:font-size="14pt" style:font-size-asian="14pt" style:font-size-complex="14pt"/>
    </style:style>
    <style:style style:name="ce6" style:family="table-cell">
      <style:paragraph-properties fo:margin-top="0cm" fo:margin-bottom="0.283cm"/>
      <style:text-properties fo:font-size="14pt" fo:font-weight="bold" style:font-size-asian="14pt" style:font-size-complex="1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top="0cm" fo:margin-bottom="0.283cm"/>
      <style:text-properties fo:font-size="14pt" style:font-size-asian="14pt" style:font-size-complex="14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top="0cm" fo:margin-bottom="0.283cm"/>
      <style:text-properties fo:font-size="14pt" fo:font-weight="bold" style:font-size-asian="14pt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cm" svg:y="3.5cm" presentation:class="title" presentation:user-transformed="true">
          <draw:text-box>
            <text:p>Déploiement automatisé de Wordpress</text:p>
          </draw:text-box>
        </draw:frame>
        <draw:frame presentation:style-name="pr2" draw:text-style-name="P1" draw:layer="layout" svg:width="25.199cm" svg:height="1.315cm" svg:x="1.301cm" svg:y="7.185cm" presentation:class="subtitle" presentation:user-transformed="true">
          <draw:text-box>
            <text:p>Avec sécurisation et supervision</text:p>
          </draw:text-box>
        </draw:frame>
        <draw:frame draw:style-name="gr1" draw:text-style-name="P2" draw:layer="layout" svg:width="6.5cm" svg:height="0.962cm" svg:x="2cm" svg:y="12.5cm">
          <draw:text-box>
            <text:p>Célia Ouedraogo</text:p>
          </draw:text-box>
        </draw:frame>
        <draw:frame draw:style-name="gr1" draw:text-style-name="P4" draw:layer="layout" svg:width="4.5cm" svg:height="1.673cm" svg:x="22cm" svg:y="12.5cm">
          <draw:text-box>
            <text:p text:style-name="P3">Simplon (2022 - 2023)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t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ntreprise de services du numérique</text:p>
              </text:list-item>
            </text:list>
            <text:list text:style-name="L5">
              <text:list-item>
                <text:p text:style-name="P5">Service DevOps</text:p>
              </text:list-item>
              <text:list-item>
                <text:p text:style-name="P5">Difficulté de couvrir les compétences avec un projet complet en entreprise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t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ntreprise de services du numérique</text:p>
              </text:list-item>
              <text:list-item>
                <text:p>Service DevOps</text:p>
              </text:list-item>
            </text:list>
            <text:list text:style-name="L5">
              <text:list-item>
                <text:list>
                  <text:list-item>
                    <text:p>Mise en place d’outils de sécurité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5">Difficulté de couvrir les compétences avec un projet complet en entreprise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t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Entreprise de services du numérique</text:p>
              </text:list-item>
              <text:list-item>
                <text:p>Service DevOps</text:p>
              </text:list-item>
              <text:list-item>
                <text:p>Difficulté de couvrir les compétences avec un projet complet en entreprise</text:p>
                <text:list>
                  <text:list-item>
                    <text:p>Infrastructures établies</text:p>
                  </text:list-item>
                  <text:list-item>
                    <text:p>Petits projet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bjectif : automatiser le déploiement de WordPress, tout en sécurisant et supervisant l’infrastructure et l’application</text:p>
              </text:list-item>
            </text:list>
            <text:list text:style-name="L5">
              <text:list-item>
                <text:p text:style-name="P5">Couvrir les 3 activités type demandées</text:p>
              </text:list-item>
              <text:list-item>
                <text:p text:style-name="P5">Couvrir les 3 compétences obligatoi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bjectif : automatiser le déploiement de WordPress, tout en sécurisant et supervisant l’infrastructure et l’application</text:p>
              </text:list-item>
              <text:list-item>
                <text:p>Couvrir les 3 activités type demandées</text:p>
              </text:list-item>
            </text:list>
            <text:list text:style-name="L5">
              <text:list-item>
                <text:list>
                  <text:list-item>
                    <text:p>Automatiser le déploiement d’une infrastructure dans le cloud</text:p>
                  </text:list-item>
                  <text:list-item>
                    <text:p>Déployer une application en continu</text:p>
                  </text:list-item>
                  <text:list-item>
                    <text:p>Superviser les services déployés</text:p>
                  </text:list-item>
                </text:list>
              </text:list-item>
              <text:list-item>
                <text:p text:style-name="P5">Couvrir les 3 compétences obligatoire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Objectif : automatiser le déploiement de WordPress, tout en sécurisant et supervisant l’infrastructure et l’application</text:p>
              </text:list-item>
              <text:list-item>
                <text:p>Couvrir les 3 activités type demandées</text:p>
              </text:list-item>
              <text:list-item>
                <text:p>Couvrir les 3 compétences obligatoires</text:p>
                <text:list>
                  <text:list-item>
                    <text:p>Automatiser le déploiement d'une infrastructure</text:p>
                  </text:list-item>
                  <text:list-item>
                    <text:p>Gérer des containers</text:p>
                  </text:list-item>
                  <text:list-item>
                    <text:p>Exploiter une solution de supervisio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ivrab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Rapport de projet</text:p>
                <text:list>
                  <text:list-item>
                    <text:p>Cahier de charge</text:p>
                  </text:list-item>
                  <text:list-item>
                    <text:p>Document d’Architecture Technique</text:p>
                  </text:list-item>
                </text:list>
              </text:list-item>
              <text:list-item>
                <text:p>Code</text:p>
              </text:list-item>
              <text:list-item>
                <text:p>Présentation</text:p>
              </text:list-item>
              <text:list-item>
                <text:p>Dossier professionne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Gestion du temps</text:p>
                <text:list>
                  <text:list-item>
                    <text:p>Respect des délais</text:p>
                  </text:list-item>
                </text:list>
              </text:list-item>
              <text:list-item>
                <text:p>Localisation</text:p>
              </text:list-item>
              <text:list-item>
                <text:p>Technologie</text:p>
              </text:list-item>
              <text:list-item>
                <text:p>Sécurité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Gestion du temps</text:p>
              </text:list-item>
              <text:list-item>
                <text:p>Localisation</text:p>
                <text:list>
                  <text:list-item>
                    <text:p>Azure : westeurope</text:p>
                  </text:list-item>
                </text:list>
              </text:list-item>
              <text:list-item>
                <text:p>Technologie</text:p>
              </text:list-item>
              <text:list-item>
                <text:p>Sécurité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Gestion du temps</text:p>
              </text:list-item>
              <text:list-item>
                <text:p>Localisation</text:p>
              </text:list-item>
              <text:list-item>
                <text:p>Technologie</text:p>
                <text:list>
                  <text:list-item>
                    <text:p>Compatibilité</text:p>
                  </text:list-item>
                </text:list>
              </text:list-item>
              <text:list-item>
                <text:p>Sécurité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Gestion du temps</text:p>
              </text:list-item>
              <text:list-item>
                <text:p>Localisation</text:p>
              </text:list-item>
              <text:list-item>
                <text:p>Technologie</text:p>
              </text:list-item>
              <text:list-item>
                <text:p>Sécurité</text:p>
                <text:list>
                  <text:list-item>
                    <text:p>Respecter les exigences minimal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pologi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ise en place de Jenki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présent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éploiement de l’infrastructur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présent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écurité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présent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upervi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présent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xemple de recherch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ifficultés rencontré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2.629cm" svg:x="1.4cm" svg:y="0.5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7.815cm" svg:x="1.4cm" svg:y="3.685cm" presentation:class="outline" presentation:user-transformed="true">
          <draw:text-box>
            <text:list text:style-name="L4">
              <text:list-item>
                <text:p>9/10 compétences couvert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standard" draw:layer="layout" svg:width="24.998cm" svg:height="12.999cm" svg:x="1.407cm" svg:y="1.5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Automatiser la création de serveurs à l’aide de scripts</text:span></text:p>
              </table:table-cell>
              <table:table-cell table:style-name="ce2">
                <text:p text:style-name="P8">Pipeline d’automatisation sur Jenkins</text:p>
              </table:table-cell>
            </table:table-row>
            <table:table-row table:style-name="ro2">
              <table:table-cell table:style-name="ce3">
                <text:p text:style-name="P9"><text:span text:style-name="T2">Automatiser le déploiement d'une infrastructure</text:span></text:p>
              </table:table-cell>
              <table:table-cell table:style-name="ce4">
                <text:p text:style-name="P8">Déploiements avec Terraform (Resource Group, AKS, Log Analytics, Machine Virtuelle)</text:p>
              </table:table-cell>
            </table:table-row>
            <table:table-row table:style-name="ro3">
              <table:table-cell table:style-name="ce5">
                <text:p text:style-name="P7">Sécuriser l’infrastructure</text:p>
              </table:table-cell>
              <table:table-cell table:style-name="ce4">
                <text:p text:style-name="P8">Mise en place du TLS, de WPScan et de Sonar Cloud</text:p>
              </table:table-cell>
            </table:table-row>
            <table:table-row table:style-name="ro2">
              <table:table-cell table:style-name="ce5">
                <text:p text:style-name="P7">Mettre l’infrastructure en production dans le cloud</text:p>
              </table:table-cell>
              <table:table-cell table:style-name="ce4">
                <text:p text:style-name="P8">Infrastructure en production sur Azure</text:p>
              </table:table-cell>
            </table:table-row>
            <table:table-row table:style-name="ro4">
              <table:table-cell table:style-name="ce5">
                <text:p text:style-name="P7">Gérer le stockage des données</text:p>
              </table:table-cell>
              <table:table-cell table:style-name="ce4">
                <text:p text:style-name="P8">MariaDB comme base de données de Wordpress, Stockage Azure pour stocker les résultats de WPScan</text:p>
              </table:table-cell>
            </table:table-row>
            <table:table-row table:style-name="ro5">
              <table:table-cell table:style-name="ce5">
                <text:p text:style-name="P7"><text:span text:style-name="T3">Gérer des containers</text:span></text:p>
              </table:table-cell>
              <table:table-cell table:style-name="ce4">
                <text:p text:style-name="P8">Container Docker pour le déploiement de Jenkins</text:p>
              </table:table-cell>
            </table:table-row>
            <table:table-row table:style-name="ro6" table:default-cell-style-name="ce4">
              <table:table-cell>
                <text:p text:style-name="P8">Automatiser la mise en production d’une application avec une plateforme</text:p>
              </table:table-cell>
              <table:table-cell>
                <text:p text:style-name="P8">Déploiements avec Kubernetes et Helm (Wordpress, MariaDB, autoscaling, Prometheus, Grafana, Loki, Certmanager, Traefik)</text:p>
              </table:table-cell>
            </table:table-row>
            <table:table-row table:style-name="ro7" table:default-cell-style-name="ce4">
              <table:table-cell>
                <text:p text:style-name="P8">Définir et mettre en place des statistiques de services</text:p>
              </table:table-cell>
              <table:table-cell>
                <text:p text:style-name="P8">Utilisation de Log Analytics</text:p>
              </table:table-cell>
            </table:table-row>
            <table:table-row table:style-name="ro8">
              <table:table-cell table:style-name="ce6">
                <text:p text:style-name="P10">Exploiter une solution de supervision</text:p>
              </table:table-cell>
              <table:table-cell table:style-name="ce4">
                <text:p text:style-name="P8">Utilisation de Prometheus, Grafana et Lok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4T09:26:47.346000000</meta:creation-date>
    <dc:date>2023-12-14T16:43:35.466000000</dc:date>
    <meta:editing-duration>PT5H31M34S</meta:editing-duration>
    <meta:editing-cycles>1</meta:editing-cycles>
    <meta:document-statistic meta:object-count="122"/>
    <meta:generator>LibreOffice/7.2.6.2$Windows_X86_64 LibreOffice_project/b0ec3a565991f7569a5a7f5d24fed7f52653d754</meta:generator>
  </office:meta>
</office:document-meta>
</file>